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co2" style:family="table-column">
      <style:table-column-properties fo:break-before="auto" style:column-width="0.7854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4854in"/>
    </style:style>
    <style:style style:name="co5" style:family="table-column">
      <style:table-column-properties fo:break-before="auto" style:column-width="0.389in"/>
    </style:style>
    <style:style style:name="co6" style:family="table-column">
      <style:table-column-properties fo:break-before="auto" style:column-width="0.5602in"/>
    </style:style>
    <style:style style:name="co7" style:family="table-column">
      <style:table-column-properties fo:break-before="auto" style:column-width="0.5929in"/>
    </style:style>
    <style:style style:name="co8" style:family="table-column">
      <style:table-column-properties fo:break-before="auto" style:column-width="0.5819in"/>
    </style:style>
    <style:style style:name="co9" style:family="table-column">
      <style:table-column-properties fo:break-before="auto" style:column-width="0.7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16373" table:default-cell-style-name="Default"/>
        <table:table-row table:style-name="ro1">
          <table:table-cell table:number-columns-repeated="8"/>
          <table:table-cell office:value-type="string" calcext:value-type="string">
            <text:p>Norm</text:p>
          </table:table-cell>
          <table:table-cell office:value-type="string" calcext:value-type="string">
            <text:p>1dot2</text:p>
          </table:table-cell>
          <table:table-cell office:value-type="string" calcext:value-type="string">
            <text:p>cosine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Asparagus</text:p>
          </table:table-cell>
          <table:table-cell office:value-type="string" calcext:value-type="string">
            <text:p>Bean</text:p>
          </table:table-cell>
          <table:table-cell office:value-type="string" calcext:value-type="string">
            <text:p>Broco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Pepper</text:p>
          </table:table-cell>
          <table:table-cell office:value-type="string" calcext:value-type="string">
            <text:p>Squash</text:p>
          </table:table-cell>
          <table:table-cell office:value-type="string" calcext:value-type="string">
            <text:p>Tomato</text:p>
          </table:table-cell>
          <table:table-cell/>
          <table:table-cell table:formula="of:=[.B3]*[.B4]+[.C29]*[.C4]+[.D3]*[.D4]+[.E3]*[.E4]+[.F3]*[.F4]+[.G3]*[.G4]+[.H3]*[.H4]"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QRT([.B3])+SQRT([.C3])+SQRT([.D3])+SQRT([.E3])+SQRT([.F3])+SQRT([.G3])+SQRT([.H3])" office:value-type="float" office:value="5" calcext:value-type="float">
            <text:p>5</text:p>
          </table:table-cell>
          <table:table-cell/>
          <table:table-cell table:formula="of:=[.J2]/([.I3]*[.I4])" office:value-type="float" office:value="0.2" calcext:value-type="float">
            <text:p>0.2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B4])+SQRT([.C4])+SQRT([.D4])+SQRT([.E4])+SQRT([.F4])+SQRT([.G4])+SQRT([.H4])"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638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638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638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638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38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9"/>
          <table:table-cell table:formula="of:=SQRT(([.B21]*[.B22]+[.C47]*[.C22]+[.D21]*[.D22]+[.E21]*[.E22]+[.F21]*[.F22])^2)"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B21]^2+[.C21]^2+[.D21]^2+[.E21]^2+[.F21]^2" office:value-type="float" office:value="6" calcext:value-type="float">
            <text:p>6</text:p>
          </table:table-cell>
          <table:table-cell/>
          <table:table-cell table:formula="of:=[.J20]/([.I21]*[.I22])" office:value-type="float" office:value="0.166666666666667" calcext:value-type="float">
            <text:p>0.166666666666667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formula="of:=[.B22]^2+[.C22]^2+[.D22]^2+[.E22]^2+[.F22]^2"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638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4T20:50:46.660000000</meta:creation-date>
    <dc:date>2024-01-25T18:43:27.442000000</dc:date>
    <meta:editing-duration>PT21H52M40S</meta:editing-duration>
    <meta:editing-cycles>3</meta:editing-cycles>
    <meta:generator>LibreOffice/7.6.3.2$Windows_X86_64 LibreOffice_project/29d686fea9f6705b262d369fede658f824154cc0</meta:generator>
    <meta:document-statistic meta:table-count="1" meta:cell-count="81" meta:object-count="0"/>
  </office:meta>
</office:document-meta>
</file>